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8506" officeooo:paragraph-rsid="000c8506"/>
    </style:style>
    <style:style style:name="P2" style:family="paragraph" style:parent-style-name="Standard">
      <style:text-properties officeooo:paragraph-rsid="000c8506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c8506" officeooo:paragraph-rsid="000c850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0b407" officeooo:paragraph-rsid="0010b407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10b407" officeooo:paragraph-rsid="0010b407" style:font-size-asian="10.5pt" style:font-weight-asian="bold" style:font-size-complex="12pt" style:font-weight-complex="bold"/>
    </style:style>
    <style:style style:name="T1" style:family="text">
      <style:text-properties officeooo:rsid="000c8506"/>
    </style:style>
    <style:style style:name="T2" style:family="text">
      <style:text-properties officeooo:rsid="000dd783"/>
    </style:style>
    <style:style style:name="T3" style:family="text">
      <style:text-properties officeooo:rsid="000e335b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ses de compilación</text:p>
      <text:p text:style-name="P1">- Análisis lexicográfico → Se leen de forma secuencial todos los caracteres de nuestro código agrupándolos en lexemas. <text:span text:style-name="T2">Lexema: (Unidad mínima de información) Ej: ZAPATo, ZAPATería, ZAPATero.</text:span></text:p>
      <text:p text:style-name="P1">- Análisis sintáctico-semántico → Agrupa todos los componentes léxicos para <text:s/>comprobar si su significado es correcto. <text:span text:style-name="T2">Fases gramaticales coherentes.</text:span></text:p>
      <text:p text:style-name="P2"><text:span text:style-name="T1">- Generación de código intermedio → Cuando se termina el análisis, se genera una representación para que sea más fácil y cómodo de interpretar el código. </text:span></text:p>
      <text:p text:style-name="P2">- <text:span text:style-name="T1">Optimización de código → Revisa el código generado para optimizarlo y que sea más fácil y rápido de interpretar.</text:span></text:p>
      <text:p text:style-name="P2">- <text:span text:style-name="T1">Generación de código→ Genera el código objeto en código máquina.</text:span></text:p>
      <text:p text:style-name="P2">- <text:span text:style-name="T1">Enlazador de librerías → Enlazamos nuestro código con las librer</text:span><text:span text:style-name="T3">í</text:span><text:span text:style-name="T1">as para obtener el ejecutable de nuestro código.</text:span></text:p>
      <text:p text:style-name="P2"/>
      <text:p text:style-name="P4">Roles</text:p>
      <text:p text:style-name="P5"><text:span text:style-name="T4">- Analista de Sistemas: Establece requisitos del sistema de información.</text:span></text:p>
      <text:p text:style-name="P5"><text:span text:style-name="T4">- Director de Software: Propuesta de diseño.</text:span></text:p>
      <text:p text:style-name="P5"><text:span text:style-name="T4">- Analista Programador: Propuesta de codificación.</text:span></text:p>
      <text:p text:style-name="P5"><text:span text:style-name="T4">- Programador: Escribe el código fuente.</text:span></text:p>
      <text:p text:style-name="P5"><text:span text:style-name="T4">- Arquitecto de Software: 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1T11:08:23.773000000</meta:creation-date>
    <meta:generator>LibreOffice/7.2.1.2$Windows_X86_64 LibreOffice_project/87b77fad49947c1441b67c559c339af8f3517e22</meta:generator>
    <dc:date>2022-09-21T12:59:08.395000000</dc:date>
    <meta:editing-duration>PT33M4S</meta:editing-duration>
    <meta:editing-cycles>3</meta:editing-cycles>
    <meta:document-statistic meta:table-count="0" meta:image-count="0" meta:object-count="0" meta:page-count="1" meta:paragraph-count="13" meta:word-count="158" meta:character-count="1044" meta:non-whitespace-character-count="896"/>
  </office:meta>
</office:document-meta>
</file>